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7f1" officeooo:paragraph-rsid="000977f1"/>
    </style:style>
    <style:style style:name="P2" style:family="paragraph" style:parent-style-name="Standard">
      <style:text-properties officeooo:rsid="0009c062" officeooo:paragraph-rsid="0009c062"/>
    </style:style>
    <style:style style:name="P3" style:family="paragraph" style:parent-style-name="Standard">
      <style:text-properties officeooo:rsid="000a2fee" officeooo:paragraph-rsid="000a2fee"/>
    </style:style>
    <style:style style:name="T1" style:family="text">
      <style:text-properties officeooo:rsid="0007e6f7"/>
    </style:style>
    <style:style style:name="T2" style:family="text">
      <style:text-properties officeooo:rsid="000cff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 : Paladin </text:p>
      <text:p text:style-name="Standard">Classe : Protecteur</text:p>
      <text:p text:style-name="Standard">Vie : 300</text:p>
      <text:p text:style-name="Standard">Armure : <text:span text:style-name="T1">25</text:span></text:p>
      <text:p text:style-name="Standard">Mana : 100</text:p>
      <text:p text:style-name="Standard">Dégâts : 50</text:p>
      <text:p text:style-name="Standard">Type d'attaque : CAC</text:p>
      <text:p text:style-name="Standard">Coups critiques : 5%</text:p>
      <text:p text:style-name="Standard">Vitesse d'attaque: 0.8</text:p>
      <text:p text:style-name="Standard">Compétence 1 : Bénédiction (2<text:span text:style-name="T1">0</text:span> mana) -&gt; Rend 25 points de vie au Paladin.</text:p>
      <text:p text:style-name="Standard">Compétence 2 : Bouclier divin (<text:span text:style-name="T1">60</text:span> mana) -&gt; Ne prend pas de dégâts au prochain tour.</text:p>
      <text:p text:style-name="Standard">Compétence 3 : Justice divine (100 mana) -&gt; Inflige 75 points de dégâts en ignorant l'armure au dernier personnage qui l'a touché (On touche pas au paladin wall-a)</text:p>
      <text:p text:style-name="Standard"/>
      <text:p text:style-name="Standard">Nom : Archer</text:p>
      <text:p text:style-name="Standard">Classe : Offensif</text:p>
      <text:p text:style-name="Standard">Vie : 150</text:p>
      <text:p text:style-name="Standard">Armure : 5</text:p>
      <text:p text:style-name="Standard">Mana : 200</text:p>
      <text:p text:style-name="Standard">Dégâts : <text:span text:style-name="T1">60</text:span></text:p>
      <text:p text:style-name="Standard">Type d'attaque : DIST</text:p>
      <text:p text:style-name="Standard">Coups critiques : <text:span text:style-name="T2">8</text:span>%</text:p>
      <text:p text:style-name="Standard">Vitesse d'attaque: 0.3</text:p>
      <text:p text:style-name="Standard">Compétence 1 : Flèche perforante (20 mana) -&gt; Inflige des dégâts augmentés (10) et le personnage touché aura son armure réduite de 2.</text:p>
      <text:p text:style-name="Standard">Compétence 2 : Flèche givrante (60 mana) -&gt; Lance une flèche qui empêche l'ennemi touché d'agir au prochain tour <text:span text:style-name="T1">et inflige 30 degats</text:span></text:p>
      <text:p text:style-name="Standard">Compétence 3 : Volée de flèches (140 mana) -&gt; Inflige 50 points de dégâts aux trois personnages ennemis.</text:p>
      <text:p text:style-name="Standard"/>
      <text:p text:style-name="Standard">Nom : Mage </text:p>
      <text:p text:style-name="Standard">Classe : Offensif</text:p>
      <text:p text:style-name="Standard">Vie : 120</text:p>
      <text:p text:style-name="Standard">Armure : 0</text:p>
      <text:p text:style-name="Standard">Mana : 500</text:p>
      <text:p text:style-name="Standard">Dégâts : 15</text:p>
      <text:p text:style-name="Standard">Type d'attaque : DIST</text:p>
      <text:p text:style-name="Standard">Coups critiques : 1%</text:p>
      <text:p text:style-name="Standard">Vitesse d'attaque: 0.5</text:p>
      <text:p text:style-name="Standard">( Gagne 25 mana à la place de 10 chaque tour ).</text:p>
      <text:p text:style-name="Standard">Compétence 1 : Sort de protection (50 mana) -&gt; Vous ajoute 3 points d'armure.</text:p>
      <text:p text:style-name="Standard">Compétence 2 : Feu brisant (200 mana) -&gt; Lance 3 boule de feu faisant 50 points de dégâts chacun sur trois adversaires aléatoires.</text:p>
      <text:p text:style-name="Standard">Compétence 3 : Lutte ancestrale (300 mana) -&gt; Dans 2 tours, inflige 200 points de dégâts à un personnage ennemi aléatoire.</text:p>
      <text:p text:style-name="Standard"/>
      <text:p text:style-name="Standard">Nom : Orc</text:p>
      <text:p text:style-name="Standard">Classe : Offensif</text:p>
      <text:p text:style-name="Standard">Vie : 450</text:p>
      <text:p text:style-name="Standard">Armure : 10</text:p>
      <text:p text:style-name="Standard">Mana: 50</text:p>
      <text:p text:style-name="Standard">Dégâts: 40 (up à 90)</text:p>
      <text:p text:style-name="Standard"><text:soft-page-break/>Type d'attaque : CAC</text:p>
      <text:p text:style-name="Standard">Coups critiques: 5%</text:p>
      <text:p text:style-name="Standard">Vitesse d'attaque: 0.4</text:p>
      <text:p text:style-name="Standard">Compétence 1 : Berseker (20 mana) -&gt; Vous transpercez 20 dégâts supplémentaires pendant 2 tours.</text:p>
      <text:p text:style-name="Standard">Compétence 2 : Hache de combat (50 mana) -&gt; Vous lancez votre hache sur un serviteur ennemi aléatoire provoquant 70 de dégâts.</text:p>
      <text:p text:style-name="Standard"/>
      <text:p text:style-name="Standard">Nom : Enchanteur</text:p>
      <text:p text:style-name="Standard">Classe: Soutien</text:p>
      <text:p text:style-name="Standard">Vie : 210</text:p>
      <text:p text:style-name="Standard">Armure: 10</text:p>
      <text:p text:style-name="Standard">Mana: 500</text:p>
      <text:p text:style-name="Standard">Dégâts: 15</text:p>
      <text:p text:style-name="Standard">Type d'attaque: DIST</text:p>
      <text:p text:style-name="Standard">Coups critiques: 1%</text:p>
      <text:p text:style-name="Standard">Vitesse d'attaque: 0.5</text:p>
      <text:p text:style-name="Standard">Compétence 1 : Siphon de mana (100 mana): Détruit 50 mana à l'adversaire qui vient juste d'attaquer.</text:p>
      <text:p text:style-name="Standard">Compétence 2 : Sabotage (200 mana): Le prochain coup spécial que votre adversaire utilisera coûtera 20% de mana supplémentaire.</text:p>
      <text:p text:style-name="Standard">Compétence 3 : Force noire (400 mana): Le prochain coup spécial lancé par les deux joueurs lanceront deux fois le même effet pour le même coût en mana.</text:p>
      <text:p text:style-name="Standard"/>
      <text:p text:style-name="Standard">Nom : Fée</text:p>
      <text:p text:style-name="Standard">Classe : Soutien</text:p>
      <text:p text:style-name="Standard">Vie : 140</text:p>
      <text:p text:style-name="Standard">Armure : 0</text:p>
      <text:p text:style-name="Standard">Dégâts : 15</text:p>
      <text:p text:style-name="Standard">Mana : 300</text:p>
      <text:p text:style-name="Standard">Type d'attaque : DIST</text:p>
      <text:p text:style-name="Standard">Coups critiques : 1%</text:p>
      <text:p text:style-name="Standard">Vitesse d'attaque : 0.4</text:p>
      <text:p text:style-name="Standard">Compétence 1 (50 mana): Saut de l'ange (Vous avez 30% de chance de plus d'éviter la prochaine attaque non spéciale). </text:p>
      <text:p text:style-name="Standard">Compétence 2 (150 mana): Surchauffe (Pendant les 3 prochains tours, vous avez 50% de chances de prendre un coup spécial).</text:p>
      <text:p text:style-name="Standard"/>
      <text:p text:style-name="Standard"/>
      <text:p text:style-name="Standard">Nom : Titan</text:p>
      <text:p text:style-name="Standard">Classe : Protecteur (Tank)</text:p>
      <text:p text:style-name="Standard">Vie : 500</text:p>
      <text:p text:style-name="Standard">Armure : 20</text:p>
      <text:p text:style-name="Standard">Dégats : 5</text:p>
      <text:p text:style-name="Standard">Mana : 100</text:p>
      <text:p text:style-name="Standard">Type d'attaque : CAC</text:p>
      <text:p text:style-name="Standard">Coups critiques : 1%</text:p>
      <text:p text:style-name="Standard">Vitesse d'attaque: 0.2</text:p>
      <text:p text:style-name="Standard">Compétence 1 (20 mana): Bruit provoquant (Pendant 2 tours, les adversaires seront obligés de cibler le titan).</text:p>
      <text:p text:style-name="Standard">Compétence 2 (50 mana): Dernier souffle (Vous récupèrez 200 PV, mais le titan prendra le double de dégâts jusqu'à la fin de la partie).</text:p>
      <text:p text:style-name="Standard"><text:soft-page-break/>Compétence 3 (80 mana): Armure d'écaille (Pendant 2 tours, vous avez 20 d'armure supplémentaires).</text:p>
      <text:p text:style-name="Standard">Nom : Healer</text:p>
      <text:p text:style-name="Standard">Classe: Soutien</text:p>
      <text:p text:style-name="Standard">Vie : 200</text:p>
      <text:p text:style-name="Standard">Armure : 0</text:p>
      <text:p text:style-name="Standard">Dégâts : 20</text:p>
      <text:p text:style-name="Standard">Mana : 250</text:p>
      <text:p text:style-name="Standard">Type d'attaque : DIST</text:p>
      <text:p text:style-name="Standard">Coups critiques : 1%</text:p>
      <text:p text:style-name="Standard">Vitesse d'attaque : 0.9</text:p>
      <text:p text:style-name="Standard">Compétence 1 (25 mana): Souffle de vie (Pendant 3 tours, vous régènerez 5% de la vie de chacun de vos alliés).</text:p>
      <text:p text:style-name="Standard">Compétence 2 (75 mana): Revigorement (Pendant 3 tours, vos alliés prennent 50% de dégâts en moins).</text:p>
      <text:p text:style-name="Standard">Compétence 3 (125 mana): Instinct de survie (Pendant 3 tours, vos alliés ont 33% de chances d'esquiver les futurs attaques ennemies. Cumulable avec la Fée).</text:p>
      <text:p text:style-name="Standard"/>
      <text:p text:style-name="Standard">Nom : Viking</text:p>
      <text:p text:style-name="Standard">Classe: Offensif</text:p>
      <text:p text:style-name="Standard">Vie: 200</text:p>
      <text:p text:style-name="Standard">Armure: 30</text:p>
      <text:p text:style-name="Standard">Dégâts: 75</text:p>
      <text:p text:style-name="Standard">Mana : 50</text:p>
      <text:p text:style-name="Standard">Type d'attaque: CAC</text:p>
      <text:p text:style-name="Standard">Coups critiques : 5%</text:p>
      <text:p text:style-name="Standard">Vitesse d'attaque : 0.6</text:p>
      <text:p text:style-name="Standard">Compétence 1 (10 mana): Sang-froid (Vous avez 15% de chances de coups critiques au lieu de 5% pendant 3 tours ).</text:p>
      <text:p text:style-name="Standard">Compétence 2 (20 mana): Perte de contrôle (Votre adversaire lance son plus petit coup spécial sur le Viking. Il ne pourra pas utiliser de coup spécial au prochain tour).</text:p>
      <text:p text:style-name="Standard">Compétence 3 (30 mana): Haine grandissante (Si votre vie est inférieure à 30 PV, restaurez tous vos points de vie mais perdez toute votre armure ).</text:p>
      <text:p text:style-name="Standard"/>
      <text:p text:style-name="Standard">Nom : Forgeron</text:p>
      <text:p text:style-name="Standard">Classe: Soutien</text:p>
      <text:p text:style-name="Standard">Vie : 140</text:p>
      <text:p text:style-name="Standard">Armure : 20</text:p>
      <text:p text:style-name="Standard">Dégâts: 0</text:p>
      <text:p text:style-name="Standard">Mana : 150</text:p>
      <text:p text:style-name="Standard">Type d'attaque: X</text:p>
      <text:p text:style-name="Standard">Coups critiques : X</text:p>
      <text:p text:style-name="Standard">Vitesse d'attaque : X</text:p>
      <text:p text:style-name="Standard">Compétence 1 (30 mana): Lame affûtée (Vos personnages de Corps-à-corps font 5% de dégâts supplémentaires jusqu'à la fin de la partie).</text:p>
      <text:p text:style-name="Standard">Compétence 2 (60 mana): Ange gardien (Donne 5 points d'armure à tous les personnages alliés sauf le Forgeron).</text:p>
      <text:p text:style-name="Standard">Compétence 3 (90 mana): Perforation de l'âme (Pendant 2 tours, vos personnages ont 50% de chances de transpercer l'armure des ennemis)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Nom : Alchimiste</text:p>
      <text:p text:style-name="Standard">Classe : Soutien</text:p>
      <text:p text:style-name="Standard">Vie : 180</text:p>
      <text:p text:style-name="Standard">Armure : 0</text:p>
      <text:p text:style-name="Standard">Dégâts : 0</text:p>
      <text:p text:style-name="Standard">Mana : 250</text:p>
      <text:p text:style-name="Standard">Type d'attaque : X</text:p>
      <text:p text:style-name="Standard">Coups critiques : X</text:p>
      <text:p text:style-name="Standard">Vitesse d'attaque : X</text:p>
      <text:p text:style-name="Standard">Compétence 1 : (75 mana): Potion de vie (Rend 30 points de vie à un serviteur aléatoire allié).</text:p>
      <text:p text:style-name="Standard">Compétence 2 : (75 mana): Potion nauséabonde (Pendant 3 tours, infligez 10 points de dégâts à deux ennemis aléatoires).</text:p>
      <text:p text:style-name="Standard">Compétence 3 : (75 mana): Potion métallique (Pendant 2 tours, Donne 10 point d'armure supplémentaire à un serviteur allié aléatoire).</text:p>
      <text:p text:style-name="Standard"/>
      <text:p text:style-name="Standard"/>
      <text:p text:style-name="Standard">Nom : Vampire</text:p>
      <text:p text:style-name="Standard">Classe : Offensif</text:p>
      <text:p text:style-name="Standard">Vie : 150</text:p>
      <text:p text:style-name="Standard">Armure : 5</text:p>
      <text:p text:style-name="Standard">Dégâts : 20</text:p>
      <text:p text:style-name="Standard">Mana : 200</text:p>
      <text:p text:style-name="Standard">Type d'attaque : CAC</text:p>
      <text:p text:style-name="Standard">Coups critiques : 1%</text:p>
      <text:p text:style-name="Standard">Vitesse d'attaque: 0.6</text:p>
      <text:p text:style-name="Standard">Compétence 1 : (20 mana) Morsure (Infligez 10 point de dégâts à un ennemi aléatoire. Regagnez 10 points de vie).</text:p>
      <text:p text:style-name="Standard">Compétence 2 : (40 mana) Lotion sanguine (Si possible, le prochain coup spécial que vous utiliserez coûtera des points de vie plutôt que de la mana).</text:p>
      <text:p text:style-name="Standard">Compétence 3 : (120 mana) Hémorragie inarrêtable (Pendant les 3 prochains tours, inflige 30 points de dégâts transperçant l'armure à l'adversaire qui vient de vous attaquer).</text:p>
      <text:p text:style-name="Standard"/>
      <text:p text:style-name="Standard"/>
      <text:p text:style-name="P2"/>
      <text:p text:style-name="P2">a faire</text:p>
      <text:p text:style-name="P2"/>
      <text:p text:style-name="P3">mage de sang</text:p>
      <text:p text:style-name="P3">guerrier</text:p>
      <text:p text:style-name="P3">voleur</text:p>
      <text:p text:style-name="P3">samurai</text:p>
      <text:p text:style-name="P3">dresseur de dragon</text:p>
      <text:p text:style-name="P3">élémentaire</text:p>
      <text:p text:style-name="P3">démon</text:p>
      <text:p text:style-name="P3">chaman</text:p>
      <text:p text:style-name="P3">ingénieur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5:37.979000000</meta:creation-date>
    <dc:date>2021-01-12T22:37:45.455000000</dc:date>
    <meta:editing-duration>PT37M16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4" meta:paragraph-count="153" meta:word-count="1069" meta:character-count="5865" meta:non-whitespace-character-count="4946"/>
  </office:meta>
</office:document-meta>
</file>